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7200000172E24E7BC3C18EAA4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60pt" officeooo:rsid="000e927f" officeooo:paragraph-rsid="000e927f" style:font-size-asian="60pt" style:font-size-complex="60pt"/>
    </style:style>
    <style:style style:name="P2" style:family="paragraph" style:parent-style-name="Standard">
      <style:paragraph-properties fo:text-align="end" style:justify-single-word="false"/>
      <style:text-properties style:font-name="Arial" fo:font-size="60pt" officeooo:rsid="000e927f" officeooo:paragraph-rsid="000e927f" style:font-size-asian="60pt" style:font-size-complex="60pt"/>
    </style:style>
    <style:style style:name="P3" style:family="paragraph" style:parent-style-name="Standard">
      <style:paragraph-properties fo:text-align="center" style:justify-single-word="false"/>
      <style:text-properties style:font-name="Arial" fo:font-size="32pt" officeooo:rsid="00153a3b" officeooo:paragraph-rsid="00153a3b" style:font-size-asian="32pt" style:font-size-complex="32pt"/>
    </style:style>
    <style:style style:name="P4" style:family="paragraph" style:parent-style-name="Standard">
      <style:paragraph-properties fo:text-align="center" style:justify-single-word="false"/>
      <style:text-properties style:font-name="Arial" fo:font-size="40pt" officeooo:rsid="00153a3b" officeooo:paragraph-rsid="00153a3b" style:font-size-asian="40pt" style:font-size-complex="40pt"/>
    </style:style>
    <style:style style:name="P5" style:family="paragraph" style:parent-style-name="Standard">
      <style:paragraph-properties fo:text-align="center" style:justify-single-word="false"/>
      <style:text-properties style:font-name="Arial" fo:font-size="80pt" officeooo:rsid="00153a3b" officeooo:paragraph-rsid="00153a3b" style:font-size-asian="80pt" style:font-size-complex="80pt"/>
    </style:style>
    <style:style style:name="P6" style:family="paragraph" style:parent-style-name="Standard">
      <style:paragraph-properties fo:text-align="center" style:justify-single-word="false"/>
      <style:text-properties style:font-name="Arial" fo:font-size="30pt" officeooo:rsid="0017e2ec" officeooo:paragraph-rsid="0017e2ec" style:font-size-asian="30pt" style:font-size-complex="30pt"/>
    </style:style>
    <style:style style:name="P7" style:family="paragraph" style:parent-style-name="Standard">
      <style:paragraph-properties fo:text-align="center" style:justify-single-word="false"/>
      <style:text-properties style:font-name="Arial" fo:font-size="20pt" officeooo:rsid="00153a3b" officeooo:paragraph-rsid="00153a3b" style:font-size-asian="17.5pt" style:font-size-complex="20pt"/>
    </style:style>
    <style:style style:name="P8" style:family="paragraph" style:parent-style-name="Standard">
      <style:paragraph-properties fo:text-align="center" style:justify-single-word="false"/>
      <style:text-properties style:font-name="Arial" fo:font-size="10pt" officeooo:rsid="00153a3b" officeooo:paragraph-rsid="00153a3b" style:font-size-asian="8.75pt" style:font-size-complex="10pt"/>
    </style:style>
    <style:style style:name="P9" style:family="paragraph" style:parent-style-name="Standard">
      <style:paragraph-properties fo:text-align="center" style:justify-single-word="false"/>
      <style:text-properties style:font-name="Arial" fo:font-size="40pt" officeooo:rsid="00153a3b" officeooo:paragraph-rsid="00153a3b" style:font-size-asian="40pt" style:font-size-complex="40pt"/>
    </style:style>
    <style:style style:name="P10" style:family="paragraph">
      <style:paragraph-properties fo:text-align="center"/>
    </style:style>
    <style:style style:name="P11" style:family="paragraph">
      <loext:graphic-properties draw:fill-color="#000000"/>
      <style:paragraph-properties fo:text-align="center"/>
      <style:text-properties fo:color="#ffffff" style:font-name="Arial" fo:font-size="66pt" fo:font-weight="bold" style:font-size-asian="66pt" style:font-weight-asian="bold" style:font-size-complex="66pt" style:font-weight-complex="bold"/>
    </style:style>
    <style:style style:name="T1" style:family="text">
      <style:text-properties fo:color="#ffffff" style:font-name="Arial" fo:font-size="66pt" fo:font-weight="bold" style:font-size-asian="66pt" style:font-weight-asian="bold" style:font-size-complex="66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-color="#000000" draw:textarea-horizontal-align="justify" draw:textarea-vertical-align="middle" draw:auto-grow-height="false" fo:min-height="3.11cm" fo:min-width="4.77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Pilt1" text:anchor-type="paragraph" svg:x="5.17cm" svg:y="0.365cm" svg:width="7.336cm" svg:height="7.336cm" draw:z-index="0"><draw:image xlink:href="Pictures/100000000000017200000172E24E7BC3C18EAA41.png" xlink:type="simple" xlink:show="embed" xlink:actuate="onLoad"/></draw:frame><draw:custom-shape text:anchor-type="paragraph" draw:z-index="1" draw:name="Kujund1" draw:style-name="gr1" draw:text-style-name="P11" svg:width="4.772cm" svg:height="3.111cm" svg:x="0.238cm" svg:y="1.201cm"><text:p text:style-name="P10"><text:span text:style-name="T1">$t$</text:span></text:p><draw:enhanced-geometry svg:viewBox="0 0 21600 21600" draw:type="rectangle" draw:enhanced-path="M 0 0 L 21600 0 21600 21600 0 21600 0 0 Z N"/></draw:custom-shape></text:p>
      <text:p text:style-name="P1"/>
      <text:p text:style-name="P4"/>
      <text:p text:style-name="P4"/>
      <text:p text:style-name="P4">$playername$</text:p>
      <text:p text:style-name="P7"/>
      <text:p text:style-name="P5">$cd$</text:p>
      <text:p text:style-name="P4">$lcode$</text:p>
      <text:p text:style-name="P8"/>
      <text:p text:style-name="P6">$link$</text:p>
      <text:p text:style-name="P3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t" fo:country="EE" style:letter-kerning="true" style:font-name-asian="Arial Unicode MS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t" fo:country="EE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9cm" style:type="center"/>
          <style:tab-stop style:position="11.802cm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801cm" fo:page-height="21.001cm" style:num-format="1" style:print-orientation="portrait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ias Põldaru</meta:initial-creator>
    <meta:creation-date>2017-05-30T15:34:16.935990520</meta:creation-date>
    <meta:printed-by>Mattias Põldaru</meta:printed-by>
    <meta:print-date>2017-05-30T16:28:14.554499202</meta:print-date>
    <dc:date>2017-06-02T08:34:48.915893552</dc:date>
    <dc:creator>Mattias Põldaru</dc:creator>
    <meta:editing-duration>P1DT1H16M25S</meta:editing-duration>
    <meta:editing-cycles>7</meta:editing-cycles>
    <meta:generator>LibreOffice/5.3.3.2$Linux_X86_64 LibreOffice_project/30m0$Build-2</meta:generator>
    <meta:document-statistic meta:table-count="0" meta:image-count="1" meta:object-count="0" meta:page-count="2" meta:paragraph-count="4" meta:word-count="4" meta:character-count="29" meta:non-whitespace-character-count="29"/>
  </office:meta>
</office:document-meta>
</file>